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Range.include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Range.VersionRange( String 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ersionRange.equals( Object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rsionRange.is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Rang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ersionRange.includeHig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Rang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Range.compareTo( Object oth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